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Scenario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/writertextobjectbar.xml" manifest:media-type=""/>
  <manifest:file-entry manifest:full-path="Configurations/userdeftoolbox1.xml" manifest:media-type=""/>
  <manifest:file-entry manifest:full-path="Configurations/toolboxlayout.xml" manifest:media-type=""/>
  <manifest:file-entry manifest:full-path="Configurations/Bitmaps/image3.bmp" manifest:media-type=""/>
  <manifest:file-entry manifest:full-path="Configurations/Bitmaps/image16.bmp" manifest:media-type=""/>
  <manifest:file-entry manifest:full-path="Configurations/Bitmaps/image12.bmp" manifest:media-type=""/>
  <manifest:file-entry manifest:full-path="Configurations/Bitmaps/userimagesmask.bmp" manifest:media-type=""/>
  <manifest:file-entry manifest:full-path="Configurations/Bitmaps/image8.bmp" manifest:media-type=""/>
  <manifest:file-entry manifest:full-path="Configurations/Bitmaps/image4.bmp" manifest:media-type=""/>
  <manifest:file-entry manifest:full-path="Configurations/Bitmaps/image0.bmp" manifest:media-type=""/>
  <manifest:file-entry manifest:full-path="Configurations/Bitmaps/image13.bmp" manifest:media-type=""/>
  <manifest:file-entry manifest:full-path="Configurations/Bitmaps/image9.bmp" manifest:media-type=""/>
  <manifest:file-entry manifest:full-path="Configurations/Bitmaps/userimages.bmp" manifest:media-type=""/>
  <manifest:file-entry manifest:full-path="Configurations/Bitmaps/image5.bmp" manifest:media-type=""/>
  <manifest:file-entry manifest:full-path="Configurations/Bitmaps/image1.bmp" manifest:media-type=""/>
  <manifest:file-entry manifest:full-path="Configurations/Bitmaps/hcuserimagesmask.bmp" manifest:media-type=""/>
  <manifest:file-entry manifest:full-path="Configurations/Bitmaps/image14.bmp" manifest:media-type=""/>
  <manifest:file-entry manifest:full-path="Configurations/Bitmaps/image10.bmp" manifest:media-type=""/>
  <manifest:file-entry manifest:full-path="Configurations/Bitmaps/image6.bmp" manifest:media-type=""/>
  <manifest:file-entry manifest:full-path="Configurations/Bitmaps/image2.bmp" manifest:media-type=""/>
  <manifest:file-entry manifest:full-path="Configurations/Bitmaps/image15.bmp" manifest:media-type=""/>
  <manifest:file-entry manifest:full-path="Configurations/Bitmaps/image11.bmp" manifest:media-type=""/>
  <manifest:file-entry manifest:full-path="Configurations/Bitmaps/hcuserimages.bmp" manifest:media-type=""/>
  <manifest:file-entry manifest:full-path="Configurations/Bitmaps/image7.bmp" manifest:media-type=""/>
  <manifest:file-entry manifest:full-path="Configurations/image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c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Scénario" style:family="paragraph" style:parent-style-name="Standard" style:auto-update="true" style:master-page-name="">
      <style:paragraph-properties style:page-number="auto" fo:background-color="transparent">
        <style:tab-stops/>
        <style:background-image/>
      </style:paragraph-properties>
    </style:style>
    <style:style style:name="Général" style:family="paragraph" style:parent-style-name="Scénario" style:class="text"/>
    <style:style style:name="Titre_20_de_20_scène" style:display-name="Titre de scène" style:family="paragraph" style:parent-style-name="Scénario" style:next-style-name="Action" style:class="text">
      <style:paragraph-properties fo:margin-top="1cm" fo:margin-bottom="0cm" style:contextual-spacing="false"/>
      <style:text-properties fo:text-transform="uppercase" style:text-underline-style="solid" style:text-underline-width="auto" style:text-underline-color="font-color" fo:font-weight="bold"/>
    </style:style>
    <style:style style:name="Action" style:family="paragraph" style:parent-style-name="Scénario" style:class="text">
      <style:paragraph-properties fo:margin-top="0.499cm" fo:margin-bottom="0cm" style:contextual-spacing="false"/>
    </style:style>
    <style:style style:name="Personnage" style:family="paragraph" style:parent-style-name="Scénario" style:next-style-name="Dialogue" style:class="text" style:master-page-name="">
      <style:paragraph-properties fo:margin-left="3cm" fo:margin-right="0.64cm" fo:margin-top="0.499cm" fo:margin-bottom="0cm" style:contextual-spacing="false" fo:text-indent="0cm" style:auto-text-indent="false" style:page-number="auto" fo:background-color="transparent">
        <style:tab-stops/>
        <style:background-image/>
      </style:paragraph-properties>
      <style:text-properties fo:text-transform="uppercase"/>
    </style:style>
    <style:style style:name="Parenthèse" style:family="paragraph" style:parent-style-name="Scénario" style:next-style-name="Dialogue" style:class="text">
      <style:paragraph-properties fo:margin-left="3.15cm" fo:margin-right="5.08cm" fo:text-indent="0cm" style:auto-text-indent="false"/>
    </style:style>
    <style:style style:name="Dialogue" style:family="paragraph" style:parent-style-name="Scénario" style:next-style-name="Personnage" style:class="text">
      <style:paragraph-properties fo:margin-left="3cm" fo:margin-right="2.54cm" fo:text-indent="0cm" style:auto-text-indent="false"/>
    </style:style>
    <style:style style:name="Transition" style:family="paragraph" style:parent-style-name="Scénario" style:next-style-name="Titre_20_de_20_scène" style:class="text">
      <style:paragraph-properties fo:margin-left="10.16cm" fo:margin-right="0.94cm" fo:margin-top="0.499cm" fo:margin-bottom="0cm" style:contextual-spacing="false" fo:text-align="end" style:justify-single-word="false" fo:text-indent="0cm" style:auto-text-indent="false"/>
      <style:text-properties fo:text-transform="uppercase"/>
    </style:style>
    <style:style style:name="Shot" style:family="paragraph" style:parent-style-name="Scénario" style:next-style-name="Action" style:class="text" style:master-page-name="">
      <style:paragraph-properties fo:margin-left="0cm" fo:margin-right="0.199cm" fo:margin-top="0.499cm" fo:margin-bottom="0cm" style:contextual-spacing="false" fo:text-indent="0cm" style:auto-text-indent="false" style:page-number="auto"/>
      <style:text-properties fo:text-transform="uppercas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 LibreOffice_project/7e4286b58adc75a14f6d83f53a03b6c11fa2903</meta:generator>
    <meta:creation-date>2014-08-16T01:21:36.839480973</meta:creation-date>
    <dc:language>fr-FR</dc:language>
    <meta:editing-cycles>2</meta:editing-cycles>
    <meta:editing-duration>P0D</meta:editing-duration>
    <meta:initial-creator>favdb </meta:initial-creator>
    <dc:date>2014-08-16T01:28:39.567580408</dc:date>
    <dc:creator>favdb </dc:creator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

<file path=Basic/Standard/ModuleScenario.xml><?xml version="1.0" encoding="utf-8"?>
<!DOCTYPE module  PUBLIC '-//OpenOffice.org//DTD OfficeDocument 1.0//EN'  'module.dtd'>
<script:module xmlns:script="http://openoffice.org/2000/script" script:name="ModuleScenario" script:language="StarBasic">REM  *****  BASIC  *****

Sub Main

End Sub


sub Actio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Action"
args1(1).Name = "Family"
args1(1).Value = 2

dispatcher.executeDispatch(document, ".uno:StyleApply", "", 0, args1())


end sub


sub Dialog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Dialogue"
args1(1).Name = "Family"
args1(1).Value = 2

dispatcher.executeDispatch(document, ".uno:StyleApply", "", 0, args1())


end sub


sub Genera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Général"
args1(1).Name = "Family"
args1(1).Value = 2

dispatcher.executeDispatch(document, ".uno:StyleApply", "", 0, args1())


end sub


sub Parenthes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Parenthèse"
args1(1).Name = "Family"
args1(1).Value = 2

dispatcher.executeDispatch(document, ".uno:StyleApply", "", 0, args1())


end sub


sub Personna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Personnage"
args1(1).Name = "Family"
args1(1).Value = 2

dispatcher.executeDispatch(document, ".uno:StyleApply", "", 0, args1())


end sub


sub Sho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Shot"
args1(1).Name = "Family"
args1(1).Value = 2

dispatcher.executeDispatch(document, ".uno:StyleApply", "", 0, args1())


end sub


sub Titr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Titre de scène"
args1(1).Name = "Family"
args1(1).Value = 2

dispatcher.executeDispatch(document, ".uno:StyleApply", "", 0, args1())


end sub


sub Transitio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Template"
args1(0).Value = "Transition"
args1(1).Name = "Family"
args1(1).Value = 2

dispatcher.executeDispatch(document, ".uno:StyleApply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Scenari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imagelist.xml><?xml version="1.0" encoding="utf-8"?>
<!DOCTYPE imagecontainer  PUBLIC '-//OpenOffice.org//DTD OfficeDocument 1.0//EN'  'image.dtd'>
<image:imagescontainer xmlns:image="http://openoffice.org/2001/image" xmlns:xlink="http://www.w3.org/1999/xlink">
  <image:images xlink:type="simple" xlink:href="Bitmaps/userimages.bmp" image:maskmode="maskbitmap" image:maskurl="Bitmaps/userimagesmask.bmp" image:highcontrastmaskurl="Bitmaps/hcuserimagesmask.bmp" image:highcontrasturl="Bitmaps/hcuserimages.bmp">
    <image:entry image:bitmap-index="0" image:command="macro://./Standard.ModuleScenario.MacAction()"/>
    <image:entry image:bitmap-index="1" image:command="macro://./Standard.ModuleScenario.MacTransition()"/>
    <image:entry image:bitmap-index="2" image:command="macro://./Standard.ModuleScenario.MacTitre()"/>
    <image:entry image:bitmap-index="3" image:command="macro://./Standard.ModuleScenario.MacShot()"/>
    <image:entry image:bitmap-index="4" image:command="macro://./Standard.ModuleScenario.MacPersonnage()"/>
    <image:entry image:bitmap-index="5" image:command="macro://./Standard.ModuleScenario.MacParenthese()"/>
    <image:entry image:bitmap-index="6" image:command="macro://./Standard.ModuleScenario.MacDialogue()"/>
    <image:entry image:bitmap-index="7" image:command="macro://./Standard.ModuleScenario.MacGeneral()"/>
    <image:entry image:bitmap-index="8" image:command="macro://./Standard.ModuleScenario.Titre()"/>
    <image:entry image:bitmap-index="9" image:command="macro://./Standard.ModuleScenario.Action()"/>
    <image:entry image:bitmap-index="10" image:command="macro://./Standard.ModuleScenario.Shot()"/>
    <image:entry image:bitmap-index="11" image:command="macro://./Standard.ModuleScenario.Dialogue()"/>
    <image:entry image:bitmap-index="12" image:command="macro://./Standard.ModuleScenario.Parenthese()"/>
    <image:entry image:bitmap-index="13" image:command="macro://./Standard.ModuleScenario.Personnage()"/>
    <image:entry image:bitmap-index="14" image:command="macro://./Standard.ModuleScenario.Transition()"/>
    <image:entry image:bitmap-index="15" image:command="slot:21420"/>
    <image:entry image:bitmap-index="16" image:command="macro://./Standard.ModuleScenario.General()"/>
  </image:images>
  <image:externalimages>
    <image:externalentry xlink:type="simple" xlink:href="Bitmaps/image0.bmp" image:command="macro://./Standard.ModuleScenario.MacAction()"/>
    <image:externalentry xlink:type="simple" xlink:href="Bitmaps/image1.bmp" image:command="macro://./Standard.ModuleScenario.MacTransition()"/>
    <image:externalentry xlink:type="simple" xlink:href="Bitmaps/image2.bmp" image:command="macro://./Standard.ModuleScenario.MacTitre()"/>
    <image:externalentry xlink:type="simple" xlink:href="Bitmaps/image3.bmp" image:command="macro://./Standard.ModuleScenario.MacShot()"/>
    <image:externalentry xlink:type="simple" xlink:href="Bitmaps/image4.bmp" image:command="macro://./Standard.ModuleScenario.MacPersonnage()"/>
    <image:externalentry xlink:type="simple" xlink:href="Bitmaps/image5.bmp" image:command="macro://./Standard.ModuleScenario.MacParenthese()"/>
    <image:externalentry xlink:type="simple" xlink:href="Bitmaps/image6.bmp" image:command="macro://./Standard.ModuleScenario.MacDialogue()"/>
    <image:externalentry xlink:type="simple" xlink:href="Bitmaps/image7.bmp" image:command="macro://./Standard.ModuleScenario.MacGeneral()"/>
    <image:externalentry xlink:type="simple" xlink:href="Bitmaps/image8.bmp" image:command="macro://./Standard.ModuleScenario.Titre()"/>
    <image:externalentry xlink:type="simple" xlink:href="Bitmaps/image9.bmp" image:command="macro://./Standard.ModuleScenario.Shot()"/>
    <image:externalentry xlink:type="simple" xlink:href="Bitmaps/image10.bmp" image:command="macro://./Standard.ModuleScenario.Dialogue()"/>
    <image:externalentry xlink:type="simple" xlink:href="Bitmaps/image11.bmp" image:command="macro://./Standard.ModuleScenario.Parenthese()"/>
    <image:externalentry xlink:type="simple" xlink:href="Bitmaps/image12.bmp" image:command="macro://./Standard.ModuleScenario.Transition()"/>
    <image:externalentry xlink:type="simple" xlink:href="Bitmaps/image13.bmp" image:command="slot:21420"/>
    <image:externalentry xlink:type="simple" xlink:href="Bitmaps/image14.bmp" image:command="macro://./Standard.ModuleScenario.General()"/>
    <image:externalentry xlink:type="simple" xlink:href="Bitmaps/image15.bmp" image:command="macro://./Standard.ModuleScenario.Action()"/>
    <image:externalentry xlink:type="simple" xlink:href="Bitmaps/image16.bmp" image:command="macro://./Standard.ModuleScenario.Personnage()"/>
  </image:externalimages>
</image:imagescontainer>
</file>

<file path=Configurations/toolboxlayout.xml><?xml version="1.0" encoding="utf-8"?>
<!DOCTYPE toolbarlayouts  PUBLIC '-//OpenOffice.org//DTD OfficeDocument 1.0//EN'  'toolbar.dtd'>
<toolbar:toolbarlayouts xmlns:toolbar="http://openoffice.org/2001/toolbar">
  <toolbar:toolbarlayout toolbar:id="functionbar" toolbar:align="top" toolbar:visible="true" toolbar:style="symbol"/>
  <toolbar:toolbarlayout toolbar:id="objectbar" toolbar:align="top" toolbar:visible="true" toolbar:style="symbol"/>
  <toolbar:toolbarlayout toolbar:id="toolbar" toolbar:align="left" toolbar:visible="true" toolbar:style="symbol"/>
  <toolbar:toolbarlayout toolbar:id="macrobar" toolbar:align="top" toolbar:visible="true" toolbar:style="symbol"/>
  <toolbar:toolbarlayout toolbar:id="fullscreenbar" toolbar:floatingposleft="2147483647" toolbar:floatingpostop="2147483647" toolbar:align="top" toolbar:visible="true" toolbar:floating="true" toolbar:style="text"/>
  <toolbar:toolbarlayout toolbar:id="commontaskbar" toolbar:floatingposleft="60" toolbar:floatingpostop="121" toolbar:floatinglines="65535" toolbar:align="top" toolbar:visible="true" toolbar:floating="true" toolbar:style="text"/>
  <toolbar:toolbarlayout toolbar:id="optionbar" toolbar:align="bottom" toolbar:visible="false" toolbar:style="symbol"/>
  <toolbar:toolbarlayout toolbar:id="userdefbar1" toolbar:align="top" toolbar:visible="true" toolbar:style="symboltext" toolbar:userdefname="Scenario"/>
  <toolbar:toolbarlayout toolbar:id="userdefbar2" toolbar:align="top" toolbar:visible="true" toolbar:style="symbol"/>
  <toolbar:toolbarlayout toolbar:id="userdefbar3" toolbar:align="top" toolbar:visible="true" toolbar:style="symbol"/>
  <toolbar:toolbarlayout toolbar:id="userdefbar4" toolbar:align="top" toolbar:visible="true" toolbar:style="symbol"/>
  <toolbar:toolbarlayout toolbar:id="navigationbar" toolbar:align="bottom" toolbar:visible="true" toolbar:style="symbol"/>
  <toolbar:toolbarlayout toolbar:id="statusbar" toolbar:align="bottom" toolbar:visible="true" toolbar:style="text"/>
</toolbar:toolbarlayouts>
</file>

<file path=Configurations/userdeftoolbox1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macro://./Standard.ModuleScenario.Titre()" toolbar:text="Titre" toolbar:userdefined="true"/>
  <toolbar:toolbaritem xlink:href="macro://./Standard.ModuleScenario.Action()" toolbar:text="Action" toolbar:userdefined="true"/>
  <toolbar:toolbaritem xlink:href="macro://./Standard.ModuleScenario.Shot()" toolbar:text="Shot" toolbar:userdefined="true"/>
  <toolbar:toolbaritem xlink:href="macro://./Standard.ModuleScenario.Personnage()" toolbar:text="Personnage" toolbar:userdefined="true"/>
  <toolbar:toolbaritem xlink:href="macro://./Standard.ModuleScenario.Dialogue()" toolbar:text="Dialogue" toolbar:userdefined="true"/>
  <toolbar:toolbaritem xlink:href="macro://./Standard.ModuleScenario.Parenthese()" toolbar:text="Parenthese" toolbar:userdefined="true"/>
  <toolbar:toolbaritem xlink:href="macro://./Standard.ModuleScenario.General()" toolbar:text="General" toolbar:userdefined="true"/>
  <toolbar:toolbaritem xlink:href="macro://./Standard.ModuleScenario.Transition()" toolbar:text="Transition" toolbar:userdefined="true"/>
</toolbar:toolbar>
</file>

<file path=Configurations/writertextobject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52" toolbar:width="137"/>
  <toolbar:toolbaritem xlink:href="slot:5711"/>
  <toolbar:toolbarseparator/>
  <toolbar:toolbaritem xlink:href="slot:10007" toolbar:width="113"/>
  <toolbar:toolbarseparator/>
  <toolbar:toolbaritem xlink:href="slot:10015" toolbar:width="41"/>
  <toolbar:toolbarseparator/>
  <toolbar:toolbaritem xlink:href="slot:10009"/>
  <toolbar:toolbaritem xlink:href="slot:10008"/>
  <toolbar:toolbaritem xlink:href="slot:10014"/>
  <toolbar:toolbaritem xlink:href="slot:20411" toolbar:visible="false"/>
  <toolbar:toolbaritem xlink:href="slot:20412" toolbar:visible="false"/>
  <toolbar:toolbarseparator/>
  <toolbar:toolbaritem xlink:href="slot:10028" toolbar:style="radio"/>
  <toolbar:toolbaritem xlink:href="slot:10030" toolbar:style="radio"/>
  <toolbar:toolbaritem xlink:href="slot:10029" toolbar:style="radio"/>
  <toolbar:toolbaritem xlink:href="slot:10031" toolbar:style="radio"/>
  <toolbar:toolbarseparator/>
  <toolbar:toolbaritem xlink:href="slot:10950" toolbar:style="radio" toolbar:visible="false"/>
  <toolbar:toolbaritem xlink:href="slot:10951" toolbar:style="radio" toolbar:visible="false"/>
  <toolbar:toolbarseparator/>
  <toolbar:toolbaritem xlink:href="slot:10034" toolbar:style="radio" toolbar:visible="false"/>
  <toolbar:toolbaritem xlink:href="slot:10035" toolbar:style="radio" toolbar:visible="false"/>
  <toolbar:toolbaritem xlink:href="slot:10036" toolbar:style="radio" toolbar:visible="false"/>
  <toolbar:toolbarseparator/>
  <toolbar:toolbaritem xlink:href="slot:20144"/>
  <toolbar:toolbaritem xlink:href="slot:20138"/>
  <toolbar:toolbaritem xlink:href="slot:10461"/>
  <toolbar:toolbaritem xlink:href="slot:10462"/>
  <toolbar:toolbaritem xlink:href="slot:20403" toolbar:visible="false"/>
  <toolbar:toolbaritem xlink:href="slot:20404" toolbar:visible="false"/>
  <toolbar:toolbarseparator/>
  <toolbar:toolbaritem xlink:href="slot:10537" toolbar:style="dropdown" toolbar:helpid="helpid:10017"/>
  <toolbar:toolbaritem xlink:href="slot:10489" toolbar:style="dropdown"/>
  <toolbar:toolbaritem xlink:href="slot:10185" toolbar:text="Arrière-plan de paragraphe" toolbar:style="dropdown"/>
  <toolbar:toolbarseparator/>
  <toolbar:toolbaritem xlink:href="slot:5723" toolbar:visible="false"/>
  <toolbar:toolbaritem xlink:href="slot:10296" toolbar:visible="false"/>
  <toolbar:toolbaritem xlink:href="slot:10297" toolbar:visible="false"/>
</toolbar:toolbar>
</file>